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46a726" officeooo:paragraph-rsid="000f5f7c"/>
    </style:style>
    <style:style style:name="P2" style:family="paragraph" style:parent-style-name="Text_20_body">
      <style:text-properties officeooo:paragraph-rsid="000f5f7c"/>
    </style:style>
    <style:style style:name="P3" style:family="paragraph" style:parent-style-name="Title">
      <style:paragraph-properties fo:break-before="page"/>
      <style:text-properties officeooo:paragraph-rsid="000f5f7c"/>
    </style:style>
    <style:style style:name="P4" style:family="paragraph" style:parent-style-name="Text_20_body">
      <style:text-properties officeooo:paragraph-rsid="000f5f7c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paragraph-rsid="000f5f7c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381f95"/>
    </style:style>
    <style:style style:name="T1" style:family="text">
      <style:text-properties officeooo:rsid="00115574"/>
    </style:style>
    <style:style style:name="T2" style:family="text">
      <style:text-properties officeooo:rsid="0011a795"/>
    </style:style>
    <style:style style:name="T3" style:family="text">
      <style:text-properties officeooo:rsid="0015beb8"/>
    </style:style>
    <style:style style:name="T4" style:family="text">
      <style:text-properties officeooo:rsid="0019d328"/>
    </style:style>
    <style:style style:name="T5" style:family="text">
      <style:text-properties officeooo:rsid="001cd668"/>
    </style:style>
    <style:style style:name="T6" style:family="text">
      <style:text-properties officeooo:rsid="001dcbf6"/>
    </style:style>
    <style:style style:name="T7" style:family="text">
      <style:text-properties officeooo:rsid="00214035"/>
    </style:style>
    <style:style style:name="T8" style:family="text">
      <style:text-properties officeooo:rsid="0022f300"/>
    </style:style>
    <style:style style:name="T9" style:family="text">
      <style:text-properties officeooo:rsid="0025e5a4"/>
    </style:style>
    <style:style style:name="T10" style:family="text">
      <style:text-properties officeooo:rsid="00270158"/>
    </style:style>
    <style:style style:name="T11" style:family="text">
      <style:text-properties officeooo:rsid="00294e13"/>
    </style:style>
    <style:style style:name="T12" style:family="text">
      <style:text-properties officeooo:rsid="002adc87"/>
    </style:style>
    <style:style style:name="T13" style:family="text">
      <style:text-properties officeooo:rsid="002baea2"/>
    </style:style>
    <style:style style:name="T14" style:family="text">
      <style:text-properties officeooo:rsid="002e947b"/>
    </style:style>
    <style:style style:name="T15" style:family="text">
      <style:text-properties officeooo:rsid="002f8c93"/>
    </style:style>
    <style:style style:name="T16" style:family="text">
      <style:text-properties officeooo:rsid="002ffb05"/>
    </style:style>
    <style:style style:name="T17" style:family="text">
      <style:text-properties officeooo:rsid="00314feb"/>
    </style:style>
    <style:style style:name="T18" style:family="text">
      <style:text-properties officeooo:rsid="00333dd1"/>
    </style:style>
    <style:style style:name="T19" style:family="text">
      <style:text-properties officeooo:rsid="0035d00b"/>
    </style:style>
    <style:style style:name="T20" style:family="text">
      <style:text-properties officeooo:rsid="00377056"/>
    </style:style>
    <style:style style:name="T21" style:family="text">
      <style:text-properties officeooo:rsid="003f7567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15574" style:font-weight-asian="bold" style:font-weight-complex="bold"/>
    </style:style>
    <style:style style:name="T25" style:family="text">
      <style:text-properties fo:font-weight="bold" officeooo:rsid="0046bc01"/>
    </style:style>
    <style:style style:name="T26" style:family="text">
      <style:text-properties officeooo:rsid="00467dc1"/>
    </style:style>
    <style:style style:name="T27" style:family="text">
      <style:text-properties officeooo:rsid="0046bc01"/>
    </style:style>
    <style:style style:name="T28" style:family="text">
      <style:text-properties fo:font-weight="normal" officeooo:rsid="00115574" style:font-weight-asian="normal" style:font-weight-complex="normal"/>
    </style:style>
    <style:style style:name="T29" style:family="text">
      <style:text-properties officeooo:rsid="0048a3ac"/>
    </style:style>
    <style:style style:name="T30" style:family="text">
      <style:text-properties officeooo:rsid="004a226e"/>
    </style:style>
    <style:style style:name="T31" style:family="text">
      <style:text-properties officeooo:rsid="004eef4f"/>
    </style:style>
    <style:style style:name="T32" style:family="text">
      <style:text-properties officeooo:rsid="005241f6"/>
    </style:style>
    <style:style style:name="T33" style:family="text">
      <style:text-properties officeooo:rsid="00543d8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dentation-based folding</text:p>
      <text:p text:style-name="P1"/>
      <text:p text:style-name="P2"><text:span text:style-name="T2">CudaText </text:span>supports folding based on indentation levels of lines. Example lexer is Python, see how it's configured. The following tweaks must be applied to lexer in order to support indent-based folding:</text:p>
      <text:list xml:id="list580342540" text:style-name="L1">
        <text:list-item>
          <text:p text:style-name="P6"><text:span text:style-name="T11">Create only opening range rules, without closing rules. For all opening rules, </text:span>set "Close block at text end" <text:span text:style-name="T3">flag</text:span>.</text:p>
        </text:list-item>
        <text:list-item>
          <text:p text:style-name="P7"><text:span text:style-name="T12">F</text:span><text:span text:style-name="T4">or parsers (rules with RegEx) which find token at range start (e.g. “def”, “class”, “if”, “</text:span><text:span text:style-name="T13">while”</text:span><text:span text:style-name="T4">... in Python) </text:span>set “token types” names <text:span text:style-name="T5">start</text:span><text:span text:style-name="T32">ing</text:span><text:span text:style-name="T5"> with “^” </text:span><text:span text:style-name="T14">char</text:span><text:span text:style-name="T5">. </text:span><text:span text:style-name="T15">Those parsers </text:span><text:span text:style-name="T6">can find tokens at any position, e.g. you can add parser with “token type”</text:span><text:span text:style-name="T16">==</text:span><text:span text:style-name="T6">“^id” which finds all words. </text:span></text:p>
        </text:list-item>
        <text:list-item>
          <text:p text:style-name="P7"><text:span text:style-name="T17">If </text:span><text:span text:style-name="T18">you </text:span><text:span text:style-name="T17">need to close blocks by “strings”, “comments”, “numbers”, then </text:span><text:span text:style-name="T33">also </text:span><text:span text:style-name="T17">set “token types” </text:span><text:span text:style-name="T21">starting with “^” </text:span><text:span text:style-name="T17">for all these parsers </text:span><text:span text:style-name="T19">(e.g. Python needs to close blocks by “words”, “strings”, </text:span><text:span text:style-name="T20">and some </text:span><text:span text:style-name="T19">“</text:span><text:span text:style-name="T20">symbols”</text:span><text:span text:style-name="T19">)</text:span><text:span text:style-name="T17">.</text:span></text:p>
        </text:list-item>
      </text:list>
      <text:p text:style-name="P2"/>
      <text:p text:style-name="P2"><text:span text:style-name="T9">Currently l</text:span><text:span text:style-name="T7">exer engine count</text:span><text:span text:style-name="T8">s</text:span><text:span text:style-name="T7"> </text:span>tab-char as 4 spaces, when calculating indent levels. This is default <text:span text:style-name="T8">indentation </text:span>for Python.</text:p>
      <text:p text:style-name="P2"/>
      <text:p text:style-name="Title">Compatability</text:p>
      <text:p text:style-name="Text_20_body"><text:span text:style-name="T10">T</text:span>his info is valid only for lexer engine in CudaText v1.105.1 or newer. <text:span text:style-name="T1">CudaText older versions </text:span><text:span text:style-name="T28">used another tweaks for indent-based folding.</text:span></text:p>
      <text:p text:style-name="P5"><text:span text:style-name="T26">SynWrite </text:span><text:span text:style-name="T30">v</text:span>6.40.2770 <text:span text:style-name="T27">do</text:span><text:span text:style-name="T29">es</text:span><text:span text:style-name="T27">n’t support these tweaks, so you won’t see working indent-based folding in SynWrite. </text:span><text:span text:style-name="T31">You will see that all blocks are lasting until end-of-file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3333ff" fo:font-size="32pt" fo:font-weight="bold" style:font-size-asian="28pt" style:font-weight-asian="bold" style:font-size-complex="28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11:07.749294182</meta:creation-date>
    <dc:date>2020-06-16T19:31:03.469905813</dc:date>
    <meta:editing-duration>PT18M49S</meta:editing-duration>
    <meta:editing-cycles>57</meta:editing-cycles>
    <meta:generator>LibreOffice/6.4.3.2$Linux_X86_64 LibreOffice_project/40$Build-2</meta:generator>
    <meta:document-statistic meta:table-count="0" meta:image-count="0" meta:object-count="0" meta:page-count="1" meta:paragraph-count="9" meta:word-count="201" meta:character-count="1279" meta:non-whitespace-character-count="1089"/>
  </office:meta>
</office:document-meta>
</file>